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Source Sans Pro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ource Sans Pro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Source Sans Pro" fo:font-size="13.5pt" fo:letter-spacing="normal" fo:font-style="normal"/>
    </style:style>
    <style:style style:name="T2" style:family="text">
      <style:text-properties fo:font-variant="normal" fo:text-transform="none" fo:color="#000000" style:font-name="Source Sans Pro" fo:letter-spacing="normal" fo:font-style="normal"/>
    </style:style>
    <style:style style:name="T3" style:family="text">
      <style:text-properties style:font-size-asian="14pt" style:font-weight-asian="normal" style:font-size-complex="14pt" style:font-weight-complex="normal"/>
    </style:style>
    <style:style style:name="T4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/>
      <text:p text:style-name="P5">Letter of Motivation</text:p>
      <text:p text:style-name="P2"/>
      <text:p text:style-name="P4"><text:span text:style-name="T4"><text:line-break/></text:span><text:span text:style-name="T2">Dear Mr. Bona</text:span></text:p>
      <text:p text:style-name="P3"/>
      <text:p text:style-name="P6">I hereby apply for the position of programmer at Speaxel.</text:p>
      <text:p text:style-name="P6"/>
      <text:p text:style-name="P6">Making video games for a living has been a longstanding dream of mine. I just finished my education at the „Games Academy“ and I am highly motivated about working in the Games industry. I believe my personal skill set is more than capable at fulfilling the expectations for this job. I have made experiences with „Adventure Creator“ in the past and I currently reside in Berlin.<text:line-break/>I believe this position presents itself as an adequate challenge and a great opportunity for me to grow.</text:p>
      <text:p text:style-name="P6">Personally I am also very excited for a language learning adventure game.</text:p>
      <text:p text:style-name="P6"><text:line-break/>Thank you for your time and consideration.</text:p>
      <text:p text:style-name="P6">I can be reached anytime via email at julian.franz9@gmx.de<text:line-break/>or by cell phone, 015771468060.<text:line-break/>I look forward to hearing back from you.</text:p>
      <text:p text:style-name="P6"/>
      <text:p text:style-name="P6">Sincerely,</text:p>
      <text:p text:style-name="P6"/>
      <text:p text:style-name="P6">Julian Franz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2T21:38:46.10</meta:creation-date>
    <dc:date>2020-10-22T23:23:12.56</dc:date>
    <meta:editing-duration>PT51M32S</meta:editing-duration>
    <meta:editing-cycles>21</meta:editing-cycles>
    <meta:generator>OpenOffice/4.1.1$Win32 OpenOffice.org_project/411m6$Build-9775</meta:generator>
    <meta:document-statistic meta:table-count="0" meta:image-count="0" meta:object-count="0" meta:page-count="1" meta:paragraph-count="10" meta:word-count="144" meta:character-count="845"/>
  </office:meta>
</office:document-meta>
</file>